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svg:stroke-color="#000000" draw:fill="none" draw:fill-color="#ffffff" fo:min-height="1.2902in" loext:decorative="false"/>
      <style:paragraph-properties style:writing-mode="lr-tb"/>
    </style:style>
    <style:style style:name="gr2" style:family="graphic" style:parent-style-name="Default">
      <style:graphic-properties draw:stroke="none" svg:stroke-color="#000000" draw:fill="none" draw:fill-color="#ffffff" fo:min-height="1.1378in" loext:decorative="false"/>
      <style:paragraph-properties style:writing-mode="lr-tb"/>
    </style:style>
    <style:style style:name="P1" style:family="paragraph">
      <loext:graphic-properties draw:fill="none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1" svg:width="1.6398in" svg:height="1.2902in" svg:x="6.5539in" svg:y="1.135in">
            <draw:text-box>
              <text:p>0 – dark</text:p>
              <text:p>1 – light</text:p>
              <text:p>Phi – c.u. by micrometric screw’s scale</text:p>
              <text:p>X – x axis coordinate</text:p>
              <text:p/>
            </draw:text-box>
          </draw:frame>
          <draw:frame draw:z-index="1" draw:name="Text Frame 2" draw:style-name="gr2" draw:text-style-name="P1" svg:width="2.0972in" svg:height="1.1378in" svg:x="5.7409in" svg:y="2.8126in">
            <draw:text-box>
              <text:p>Here (20 → center ← 21) we pass through center</text:p>
              <text:p/>
              <text:p/>
              <text:p><text:s/></text:p>
            </draw:text-box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ringidx</text:p>
          </table:table-cell>
          <table:table-cell office:value-type="string" calcext:value-type="string">
            <text:p>ringidx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table:formula="of:=[.C2]+MOD([.B2] - [.B3]; 100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formula="of:=[.C3]+MOD([.B3] - [.B4]; 100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table:formula="of:=[.C4]+MOD([.B4] - [.B5]; 100)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formula="of:=[.C5]+MOD([.B5] - [.B6]; 100)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table:formula="of:=[.C6]+MOD([.B6] - [.B7]; 100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formula="of:=[.C7]+MOD([.B7] - [.B8]; 100)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formula="of:=[.C8]+MOD([.B8] - [.B9]; 100)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C9]+MOD([.B9] - [.B10]; 100)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C10]+MOD([.B10] - [.B11]; 100)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table:formula="of:=[.C11]+MOD([.B11] - [.B12]; 100)"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table:formula="of:=[.C12]+MOD([.B12] - [.B13]; 100)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table:formula="of:=[.C13]+MOD([.B13] - [.B14]; 100)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table:formula="of:=[.C14]+MOD([.B14] - [.B15]; 100)"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C15]+MOD([.B15] - [.B16]; 100)"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formula="of:=[.C16]+MOD([.B16] - [.B17]; 100)"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C17]+MOD([.B17] - [.B18]; 100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C18]+MOD([.B18] - [.B19]; 100)"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table:formula="of:=[.C19]+MOD([.B19] - [.B20]; 100)"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table:formula="of:=[.C20]+MOD([.B20] - [.B21]; 100)" office:value-type="float" office:value="231" calcext:value-type="float">
            <text:p>23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formula="of:=[.C21]+MOD([.B21] - [.B22]; 100) + 100" office:value-type="float" office:value="367" calcext:value-type="float">
            <text:p>36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table:formula="of:=[.C22]+MOD([.B22] - [.B23]; 100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table:formula="of:=[.C23]+MOD([.B23] - [.B24]; 100)"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table:formula="of:=[.C24]+MOD([.B24] - [.B25]; 100)"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formula="of:=[.C25]+MOD([.B25] - [.B26]; 100)"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formula="of:=[.C26]+MOD([.B26] - [.B27]; 100)"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[.C27]+MOD([.B27] - [.B28]; 100)"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4" calcext:value-type="float">
            <text:p>94</text:p>
          </table:table-cell>
          <table:table-cell table:formula="of:=[.C28]+MOD([.B28] - [.B29]; 100)"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table:formula="of:=[.C29]+MOD([.B29] - [.B30]; 100)"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table:formula="of:=[.C30]+MOD([.B30] - [.B31]; 100)"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table:formula="of:=[.C31]+MOD([.B31] - [.B32]; 100)"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table:formula="of:=[.C32]+MOD([.B32] - [.B33]; 100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formula="of:=[.C33]+MOD([.B33] - [.B34]; 100)"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formula="of:=[.C34]+MOD([.B34] - [.B35]; 100)"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0">00/00/0000</text:date>, <text:time style:data-style-name="N2" text:time-value="16:01:01.3724636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0T01:44:36.693785212</meta:creation-date>
    <dc:date>2026-02-20T22:37:21.864352070</dc:date>
    <meta:editing-duration>PT13H4M6S</meta:editing-duration>
    <meta:editing-cycles>3</meta:editing-cycles>
    <meta:generator>LibreOffice/24.2.7.2$Linux_X86_64 LibreOffice_project/420$Build-2</meta:generator>
    <meta:document-statistic meta:table-count="1" meta:cell-count="210" meta:object-count="2"/>
  </office:meta>
</office:document-meta>
</file>